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automatic" fo:wrap-option="wrap" fo:background-color="#0084D1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fo:background-color="#0084D1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wrap-option="wrap" fo:background-color="#0084D1" style:repeat-content="false"/>
      <style:paragraph-properties fo:text-align="center"/>
    </style:style>
    <style:style style:name="ce8" style:family="table-cell" style:parent-style-name="Accent_32_3" style:data-style-name="N0">
      <style:table-cell-properties style:vertical-align="automatic" fo:wrap-option="wrap" fo:background-color="#DDDDD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2.89983333333333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5.05883333333333cm"/>
    </style:style>
    <style:style style:name="co4" style:family="table-column">
      <style:table-column-properties fo:break-before="auto" style:column-width="4.5085cm"/>
    </style:style>
    <style:style style:name="co5" style:family="table-column">
      <style:table-column-properties fo:break-before="auto" style:column-width="4.84716666666667cm"/>
    </style:style>
    <style:style style:name="co6" style:family="table-column">
      <style:table-column-properties fo:break-before="auto" style:column-width="10.16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87pt" style:use-optimal-row-height="true" fo:break-before="auto"/>
    </style:style>
    <style:style style:name="ro6" style:family="table-row">
      <style:table-row-properties style:row-height="52.2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column table:style-name="co8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teration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Assignee</text:p>
          </table:table-cell>
          <table:table-cell office:value-type="string" table:style-name="ce2">
            <text:p>Est. Hours</text:p>
          </table:table-cell>
          <table:table-cell office:value-type="string" table:style-name="ce2">
            <text:p>Actual Hours</text:p>
          </table:table-cell>
          <table:table-cell office:value-type="string" table:style-name="ce2">
            <text:p>Notes</text:p>
          </table:table-cell>
          <table:table-cell table:number-columns-repeated="16378" table:style-name="ce3"/>
        </table:table-row>
        <table:table-row table:style-name="ro2">
          <table:table-cell office:value-type="float" office:value="1" table:number-columns-spanned="1" table:number-rows-spanned="9" table:style-name="ce9">
            <text:p>1</text:p>
          </table:table-cell>
          <table:table-cell office:value-type="string" table:style-name="ce4">
            <text:p>Assign roles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probably just do this over slack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Research front end frameworks</text:p>
          </table:table-cell>
          <table:table-cell office:value-type="string" table:style-name="ce4">
            <text:p>Aaron, Sang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Research back end frameworks</text:p>
          </table:table-cell>
          <table:table-cell office:value-type="string" table:style-name="ce4">
            <text:p>Nathan, Nathaniel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Pick frameworks for front and back end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do this over slack based on the recommendations of the researcher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Baseline Requirements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Plan</text:p>
          </table:table-cell>
          <table:table-cell office:value-type="string" table:style-name="ce4">
            <text:p>Sang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Charter</text:p>
          </table:table-cell>
          <table:table-cell office:value-type="string" table:style-name="ce4">
            <text:p>Nathan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table:number-columns-repeated="5"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13" table:formula="of:=SUM([.D2:.D8])" table:style-name="ce4">
            <text:p>13</text:p>
          </table:table-cell>
          <table:table-cell office:value-type="float" office:value="29" table:formula="of:=SUM([.E2:.E8])" table:style-name="ce4">
            <text:p>29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float" office:value="2" table:number-columns-spanned="1" table:number-rows-spanned="10" table:style-name="ce10">
            <text:p>2</text:p>
          </table:table-cell>
          <table:table-cell office:value-type="string" table:style-name="ce4">
            <text:p>Initial Code Commit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ust be done early in sprint. <text:s/>Create the web app and push the code to github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Technical prototype</text:p>
          </table:table-cell>
          <table:table-cell office:value-type="string" table:style-name="ce4">
            <text:p>All</text:p>
          </table:table-cell>
          <table:table-cell office:value-type="float" office:value="2" table:style-name="ce4">
            <text:p>2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Due in the sprint but seems extremely premature. <text:s/>Hopefully more info is forthcoming. <text:s/>Estimated high to account for unknowns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Create M, V and C for endpoints</text:p>
          </table:table-cell>
          <table:table-cell office:value-type="string" table:style-name="ce8">
            <text:p>None (parent task)</text:p>
          </table:table-cell>
          <table:table-cell office:value-type="float" office:value="25" table:formula="of:=SUM([.D15:.D19])" table:style-name="ce8">
            <text:p>25</text:p>
          </table:table-cell>
          <table:table-cell office:value-type="float" office:value="22" table:formula="of:=SUM([.E15:.E18])" table:style-name="ce8">
            <text:p>22</text:p>
          </table:table-cell>
          <table:table-cell office:value-type="string" table:style-name="ce8">
            <text:p>Don’t Log time against this directly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External Users</text:p>
          </table:table-cell>
          <table:table-cell office:value-type="string" table:style-name="ce4">
            <text:p>Nathan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Admin Users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Shows</text:p>
          </table:table-cell>
          <table:table-cell office:value-type="string" table:style-name="ce4">
            <text:p>Arron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covered-table-cell/>
          <table:table-cell office:value-type="string" table:style-name="ce4">
            <text:p>MVC for Services</text:p>
          </table:table-cell>
          <table:table-cell office:value-type="string" table:style-name="ce4">
            <text:p>Nathanie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covered-table-cell/>
          <table:table-cell office:value-type="string" table:style-name="ce4">
            <text:p>MVC for Recommendations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table:number-columns-repeated="5" table:style-name="ce4"/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34" table:formula="of:=SUM([.D12:.D15])" table:style-name="ce4">
            <text:p>34</text:p>
          </table:table-cell>
          <table:table-cell office:value-type="float" office:value="25.5" table:formula="of:=SUM([.E12:.E14])" table:style-name="ce4">
            <text:p>25.5</text:p>
          </table:table-cell>
          <table:table-cell table:style-name="ce4"/>
          <table:table-cell table:number-columns-repeated="1018" table:style-name="ce5"/>
          <table:table-cell table:number-columns-repeated="15360"/>
        </table:table-row>
        <table:table-row table:style-name="ro2">
          <table:table-cell table:number-columns-repeated="15" table:style-name="ce6"/>
          <table:table-cell table:number-columns-repeated="16369"/>
        </table:table-row>
        <table:table-row table:style-name="ro5">
          <table:table-cell office:value-type="float" office:value="3" table:number-columns-spanned="1" table:number-rows-spanned="7" table:style-name="ce10">
            <text:p>3</text:p>
          </table:table-cell>
          <table:table-cell office:value-type="string" table:style-name="ce4">
            <text:p>Research Login Functionality and assess resource needs</text:p>
          </table:table-cell>
          <table:table-cell office:value-type="string" table:style-name="ce4">
            <text:p>Nathan, Aaron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string" table:style-name="ce4">
            <text:p>ASP.Net Core probably has a standard library/set of tools for secure login. (ASP.NET Core Identity <text:s/>seems to be the one.) We can surmise if this will be more than one person can handle and go from there.</text:p>
          </table:table-cell>
          <table:table-cell table:number-columns-repeated="1018" table:style-name="ce5"/>
          <table:table-cell table:number-columns-repeated="15360"/>
        </table:table-row>
        <table:table-row table:style-name="ro6">
          <table:covered-table-cell/>
          <table:table-cell office:value-type="string" table:style-name="ce4">
            <text:p>Create service provider search based on selected shows</text:p>
          </table:table-cell>
          <table:table-cell office:value-type="string" table:style-name="ce4">
            <text:p>Nathaniel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This will be able to save a list of shows and then check which streaming services have those shows.</text:p>
          </table:table-cell>
          <table:table-cell table:number-columns-repeated="1018" table:style-name="ce5"/>
          <table:table-cell table:number-columns-repeated="15360"/>
        </table:table-row>
        <table:table-row table:style-name="ro6">
          <table:covered-table-cell/>
          <table:table-cell office:value-type="string" table:style-name="ce4">
            <text:p>Create reccomendations page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This may actually feed recommendations on multiple pages, and/or we will combine certain pages if needed.</text:p>
          </table:table-cell>
          <table:table-cell table:number-columns-repeated="1018" table:style-name="ce5"/>
          <table:table-cell table:number-columns-repeated="15360"/>
        </table:table-row>
        <table:table-row table:style-name="ro6">
          <table:covered-table-cell/>
          <table:table-cell office:value-type="string" table:style-name="ce4">
            <text:p>MVC for admin helpdesk</text:p>
          </table:table-cell>
          <table:table-cell office:value-type="string" table:style-name="ce4">
            <text:p>Aaron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This would probably be a Entity Set (A Table in the DB) of messages, the user who sent the message, and other details.</text:p>
          </table:table-cell>
          <table:table-cell table:number-columns-repeated="1018" table:style-name="ce5"/>
          <table:table-cell table:number-columns-repeated="15360"/>
        </table:table-row>
        <table:table-row table:style-name="ro3">
          <table:covered-table-cell/>
          <table:table-cell office:value-type="string" table:style-name="ce4">
            <text:p>Clean up database situation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Make all the models use a single database context to the same database.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table:number-columns-repeated="5" table:style-name="ce4"/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25" table:formula="of:=SUM([.D23:.D28])" table:style-name="ce4">
            <text:p>25</text:p>
          </table:table-cell>
          <table:table-cell office:value-type="float" office:value="0" table:formula="of:=SUM([.E23:.E28])" table:style-name="ce4">
            <text:p>0</text:p>
          </table:table-cell>
          <table:table-cell table:style-name="ce4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2">
            <text:p>Iteration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Assignee</text:p>
          </table:table-cell>
          <table:table-cell office:value-type="string" table:style-name="ce2">
            <text:p>Est. Hours</text:p>
          </table:table-cell>
          <table:table-cell office:value-type="string" table:style-name="ce2">
            <text:p>Actual Hours</text:p>
          </table:table-cell>
          <table:table-cell office:value-type="string" table:style-name="ce2">
            <text:p>Notes</text:p>
          </table:table-cell>
          <table:table-cell table:number-columns-repeated="16378" table:style-name="ce7"/>
        </table:table-row>
        <table:table-row table:style-name="ro2">
          <table:table-cell office:value-type="float" office:value="1" table:number-columns-spanned="1" table:number-rows-spanned="9" table:style-name="ce9">
            <text:p>1</text:p>
          </table:table-cell>
          <table:table-cell office:value-type="string" table:style-name="ce4">
            <text:p>Assign roles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probably just do this over slack</text:p>
          </table:table-cell>
          <table:table-cell table:number-columns-repeated="1018" table:style-name="ce5"/>
          <table:table-cell table:number-columns-repeated="15360"/>
        </table:table-row>
        <table:table-row table:style-name="ro3">
          <table:covered-table-cell/>
          <table:table-cell office:value-type="string" table:style-name="ce4">
            <text:p>Research front end frameworks</text:p>
          </table:table-cell>
          <table:table-cell office:value-type="string" table:style-name="ce4">
            <text:p>Aaron, Sang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018" table:style-name="ce5"/>
          <table:table-cell table:number-columns-repeated="15360"/>
        </table:table-row>
        <table:table-row table:style-name="ro3">
          <table:covered-table-cell/>
          <table:table-cell office:value-type="string" table:style-name="ce4">
            <text:p>Research back end frameworks</text:p>
          </table:table-cell>
          <table:table-cell office:value-type="string" table:style-name="ce4">
            <text:p>Nathan, Nathaniel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Pick frameworks for front and back end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do this over slack based on the recommendations of the researcher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Baseline Requirements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Plan</text:p>
          </table:table-cell>
          <table:table-cell office:value-type="string" table:style-name="ce4">
            <text:p>Sang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Charter</text:p>
          </table:table-cell>
          <table:table-cell office:value-type="string" table:style-name="ce4">
            <text:p>Nathan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table:number-columns-repeated="5"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13" table:formula="of:=SUM([.D31:.D37])" table:style-name="ce4">
            <text:p>13</text:p>
          </table:table-cell>
          <table:table-cell office:value-type="float" office:value="29" table:formula="of:=SUM([.E31:.E37])" table:style-name="ce4">
            <text:p>29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6" table:style-name="ce6"/>
          <table:table-cell table:number-columns-repeated="16378"/>
        </table:table-row>
        <table:table-row table:style-name="ro3">
          <table:table-cell office:value-type="float" office:value="2" table:number-columns-spanned="1" table:number-rows-spanned="10" table:style-name="ce10">
            <text:p>2</text:p>
          </table:table-cell>
          <table:table-cell office:value-type="string" table:style-name="ce4">
            <text:p>Initial Code Commit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ust be done early in sprint. <text:s/>Create the web app and push the code to github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Technical prototype</text:p>
          </table:table-cell>
          <table:table-cell office:value-type="string" table:style-name="ce4">
            <text:p>All</text:p>
          </table:table-cell>
          <table:table-cell office:value-type="float" office:value="2" table:style-name="ce4">
            <text:p>2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Due in the sprint but seems extremely premature. <text:s/>Hopefully more info is forthcoming. <text:s/>Estimated high to account for unknowns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Create M, V and C for endpoints</text:p>
          </table:table-cell>
          <table:table-cell office:value-type="string" table:style-name="ce8">
            <text:p>None (parent task)</text:p>
          </table:table-cell>
          <table:table-cell office:value-type="float" office:value="25" table:formula="of:=SUM([.D44:.D48])" table:style-name="ce8">
            <text:p>25</text:p>
          </table:table-cell>
          <table:table-cell office:value-type="float" office:value="22" table:formula="of:=SUM([.E44:.E47])" table:style-name="ce8">
            <text:p>22</text:p>
          </table:table-cell>
          <table:table-cell office:value-type="string" table:style-name="ce8">
            <text:p>Don’t Log time against this directly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External Users</text:p>
          </table:table-cell>
          <table:table-cell office:value-type="string" table:style-name="ce4">
            <text:p>Nathan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Admin Users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Shows</text:p>
          </table:table-cell>
          <table:table-cell office:value-type="string" table:style-name="ce4">
            <text:p>Arron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Services</text:p>
          </table:table-cell>
          <table:table-cell office:value-type="string" table:style-name="ce4">
            <text:p>Nathanie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Recommendations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2">
          <table:covered-table-cell/>
          <table:table-cell table:number-columns-repeated="5"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34" table:formula="of:=SUM([.D41:.D44])" table:style-name="ce4">
            <text:p>34</text:p>
          </table:table-cell>
          <table:table-cell office:value-type="float" office:value="25.5" table:formula="of:=SUM([.E41:.E43])" table:style-name="ce4">
            <text:p>25.5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6" table:style-name="ce6"/>
          <table:table-cell table:number-columns-repeated="16378"/>
        </table:table-row>
        <table:table-row table:style-name="ro5">
          <table:table-cell office:value-type="float" office:value="3" table:number-columns-spanned="1" table:number-rows-spanned="7" table:style-name="ce10">
            <text:p>3</text:p>
          </table:table-cell>
          <table:table-cell office:value-type="string" table:style-name="ce4">
            <text:p>Research Login Functionality and assess resource needs</text:p>
          </table:table-cell>
          <table:table-cell office:value-type="string" table:style-name="ce4">
            <text:p>Nathan, Aaron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ASP.Net Core probably has a standard library/set of tools for secure login. (ASP.NET Core Identity <text:s/>seems to be the one.) We can surmise if this will be more than one person can handle and go from there.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4">
            <text:p>Create service provider search based on selected shows</text:p>
          </table:table-cell>
          <table:table-cell office:value-type="string" table:style-name="ce4">
            <text:p>Nathaniel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his will be able to save a list of shows and then check which streaming services have those shows.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4">
            <text:p>Create reccomendations page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This may actually feed recommendations on multiple pages, and/or we will combine certain pages if needed.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4">
            <text:p>MVC for admin helpdesk</text:p>
          </table:table-cell>
          <table:table-cell office:value-type="string" table:style-name="ce4">
            <text:p>Aaron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his would probably be a Entity Set (A Table in the DB) of messages, the user who sent the message, and other details.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Clean up database situation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Make all the models use a single database context to the same database.</text:p>
          </table:table-cell>
          <table:table-cell table:number-columns-repeated="16378"/>
        </table:table-row>
        <table:table-row table:style-name="ro2">
          <table:covered-table-cell/>
          <table:table-cell table:number-columns-repeated="5"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25" table:formula="of:=SUM([.D52:.D57])" table:style-name="ce4">
            <text:p>25</text:p>
          </table:table-cell>
          <table:table-cell office:value-type="float" office:value="28" table:formula="of:=SUM([.E52:.E57])" table:style-name="ce4">
            <text:p>28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float" office:value="4" table:number-columns-spanned="1" table:number-rows-spanned="8" table:style-name="ce10">
            <text:p>4</text:p>
          </table:table-cell>
          <table:table-cell office:value-type="string" table:style-name="ce4">
            <text:p>Lock down shows and services endpoints</text:p>
          </table:table-cell>
          <table:table-cell office:value-type="string" table:style-name="ce4">
            <text:p>Nathaniel</text:p>
          </table:table-cell>
          <table:table-cell office:value-type="float" office:value="8" table:style-name="ce4">
            <text:p>8</text:p>
          </table:table-cell>
          <table:table-cell table:number-columns-repeated="2" table:style-name="ce4"/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Header links specific to user role</text:p>
          </table:table-cell>
          <table:table-cell office:value-type="string" table:style-name="ce4">
            <text:p>Aaron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Set up identity roles, users, login</text:p>
          </table:table-cell>
          <table:table-cell office:value-type="string" table:style-name="ce4">
            <text:p>Nathan, Aaron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Implement multi-show search and single show search</text:p>
          </table:table-cell>
          <table:table-cell office:value-type="string" table:style-name="ce4">
            <text:p>Eric</text:p>
          </table:table-cell>
          <table:table-cell office:value-type="float" office:value="8" table:style-name="ce4">
            <text:p>8</text:p>
          </table:table-cell>
          <table:table-cell table:number-columns-repeated="2" table:style-name="ce4"/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Add some realistic seed data for shows and services</text:p>
          </table:table-cell>
          <table:table-cell office:value-type="string" table:style-name="ce4">
            <text:p>Sang</text:p>
          </table:table-cell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Create Architecture Document</text:p>
          </table:table-cell>
          <table:table-cell office:value-type="string" table:style-name="ce4">
            <text:p>Eric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Lock down user endpoints</text:p>
          </table:table-cell>
          <table:table-cell office:value-type="string" table:style-name="ce4">
            <text:p>Nathan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covered-table-cell/>
          <table:table-cell table:number-columns-repeated="2" table:style-name="ce4"/>
          <table:table-cell office:value-type="float" office:value="48" table:formula="of:=SUM([.D60:.D66])" table:style-name="ce4">
            <text:p>48</text:p>
          </table:table-cell>
          <table:table-cell office:value-type="float" office:value="29" table:formula="of:=SUM([.E60:.E66])" table:style-name="ce4">
            <text:p>29</text:p>
          </table:table-cell>
          <table:table-cell table:style-name="ce4"/>
          <table:table-cell table:number-columns-repeated="16378"/>
        </table:table-row>
        <table:table-row table:style-name="ro2">
          <table:table-cell table:style-name="ce4"/>
          <table:table-cell office:value-type="string" table:style-name="ce4">
            <text:p>Totals</text:p>
          </table:table-cell>
          <table:table-cell table:number-columns-repeated="4" table:style-name="ce4"/>
          <table:table-cell table:number-columns-repeated="16378"/>
        </table:table-row>
        <table:table-row table:number-rows-repeated="461" table:style-name="ro2">
          <table:table-cell table:number-columns-repeated="6" table:style-name="ce4"/>
          <table:table-cell table:number-columns-repeated="16378"/>
        </table:table-row>
        <table:table-row table:style-name="ro2">
          <table:table-cell table:style-name="ce5"/>
          <table:table-cell table:style-name="ce4"/>
          <table:table-cell table:number-columns-repeated="1022" table:style-name="ce5"/>
          <table:table-cell table:number-columns-repeated="15360"/>
        </table:table-row>
        <table:table-row table:number-rows-repeated="2" table:style-name="ro7">
          <table:table-cell table:number-columns-repeated="1024" table:style-name="ce5"/>
          <table:table-cell table:number-columns-repeated="15360"/>
        </table:table-row>
        <table:table-row table:number-rows-repeated="104804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Nathan Roberts</dc:creator>
    <meta:creation-date>2019-09-16T19:56:51Z</meta:creation-date>
    <dc:date>2019-11-11T23:48:00Z</dc:date>
    <meta:editing-cycles>11</meta:editing-cycles>
    <meta:editing-duration>PT2193S</meta:editing-duration>
  </office:meta>
</office:document-meta>
</file>